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officeooo:rsid="000ff029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officeooo:rsid="000ff02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officeooo:rsid="000ff029" officeooo:paragraph-rsid="000ff02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officeooo:rsid="001297b0" officeooo:paragraph-rsid="001297b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0ff029" officeooo:paragraph-rsid="000ff02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297b0" officeooo:paragraph-rsid="001297b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335a1" officeooo:paragraph-rsid="001335a1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officeooo:rsid="000ff029" style:font-size-asian="16pt" style:font-size-complex="16pt"/>
    </style:style>
    <style:style style:name="T1" style:family="text">
      <style:text-properties style:text-line-through-style="solid" style:text-line-through-type="single" fo:font-style="normal" style:font-style-asian="normal" style:font-style-complex="normal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style="normal" style:font-style-asian="normal" style:font-style-complex="normal"/>
    </style:style>
    <style:style style:name="T4" style:family="text">
      <style:text-properties style:text-line-through-style="none" style:text-line-through-type="none" fo:font-style="normal" officeooo:rsid="00140265" style:font-style-asian="normal" style:font-style-complex="normal"/>
    </style:style>
    <style:style style:name="T5" style:family="text">
      <style:text-properties officeooo:rsid="001297b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Create an image of RPi 4b Raspberry Pi Foundation kernel</text:p>
      <text:p text:style-name="P1"/>
      <text:p text:style-name="P5">Install RPi 4 64 Bit OS with the linux-aarch64 kernel on a uSD using the EnOS install-image script on a linux desktop.</text:p>
      <text:p text:style-name="P5"/>
      <text:p text:style-name="P5">Boot up the RPI 4 with the uSD card</text:p>
      <text:p text:style-name="P5">Log in as root with the password “root”</text:p>
      <text:p text:style-name="P5"># pacman-key –init</text:p>
      <text:p text:style-name="P5"># pacman-key –populate archlinuxarm</text:p>
      <text:p text:style-name="P5"># pacman -Syy</text:p>
      <text:p text:style-name="P5"># pacman <text:span text:style-name="T2">R linux-aarch64 uboot-raspberrypi</text:span></text:p>
      <text:p text:style-name="P3"># pacman Syu linux-rpi <text:s/>raspberrypi-bootloader <text:span text:style-name="T5">raspberrypi-firmware</text:span></text:p>
      <text:p text:style-name="P4"># cd /<text:span text:style-name="T7">var</text:span><text:span text:style-name="T6">/</text:span><text:span text:style-name="T7">cache/pacman/pkg</text:span></text:p>
      <text:p text:style-name="P6">remove all packages</text:p>
      <text:p text:style-name="P6"># rm -rf /etc/pacman.d/gnupg</text:p>
      <text:p text:style-name="P6">reboot – check for new kernel</text:p>
      <text:p text:style-name="P6"/>
      <text:p text:style-name="P6">Create the 64 bit image</text:p>
      <text:p text:style-name="P6"/>
      <text:p text:style-name="P6">Put the uSD in a working Linux desktop.</text:p>
      <text:p text:style-name="P6">boot up and log in as root using the password “root”</text:p>
      <text:p text:style-name="P6">$ cd Temp</text:p>
      <text:p text:style-name="P6">$ mkdir MP1 MP1/boot</text:p>
      <text:p text:style-name="P6">$ lsblk -f</text:p>
      <text:p text:style-name="P6">$ sudo mount /<text:span text:style-name="T7">dev/sda2 MP1</text:span></text:p>
      <text:p text:style-name="P6"><text:span text:style-name="T7">$ sudo mount /dev/sda1 MP1/boot</text:span></text:p>
      <text:p text:style-name="P6"><text:span text:style-name="T7">$ cd MP1</text:span></text:p>
      <text:p text:style-name="P6"><text:span text:style-name="T7">$ sudo bsdtar -</text:span><text:span text:style-name="T3">czf <text:s/>/home/don/Temp/enosLinuxARM-rpi-aarch64-latest.tar.gz *</text:span></text:p>
      <text:p text:style-name="P7"><text:span text:style-name="T3">$ cd ..</text:span></text:p>
      <text:p text:style-name="P7"><text:span text:style-name="T3">Should be an image in Temp</text:span></text:p>
      <text:p text:style-name="P7"><text:span text:style-name="T3">$ sudo umount <text:s/>MP1/boot <text:s/>MP1</text:span></text:p>
      <text:p text:style-name="P7"><text:span text:style-name="T3">$ rm -rf MP1</text:span></text:p>
      <text:p text:style-name="P7"><text:span text:style-name="T3"/></text:p>
      <text:p text:style-name="P7"><text:span text:style-name="T3">Do a test install of the image file </text:span><text:span text:style-name="T4">to a uSD </text:span><text:span text:style-name="T3">on a Linux desktop.</text:span></text:p>
      <text:p text:style-name="P7"><text:span text:style-name="T3"/></text:p>
      <text:p text:style-name="P7"><text:span text:style-name="T3">Distribute to the users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21:50:57.769555698</meta:creation-date>
    <dc:date>2022-03-09T22:23:10.329545354</dc:date>
    <meta:editing-duration>PT7M25S</meta:editing-duration>
    <meta:editing-cycles>3</meta:editing-cycles>
    <meta:generator>LibreOffice/7.3.1.3$Linux_AARCH64 LibreOffice_project/30$Build-3</meta:generator>
    <meta:document-statistic meta:table-count="0" meta:image-count="0" meta:object-count="0" meta:page-count="1" meta:paragraph-count="29" meta:word-count="175" meta:character-count="978" meta:non-whitespace-character-count="827"/>
  </office:meta>
</office:document-meta>
</file>